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5149c" officeooo:paragraph-rsid="0005149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5149c" officeooo:paragraph-rsid="0005149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normal" officeooo:rsid="0005149c" officeooo:paragraph-rsid="0005149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5149c" officeooo:paragraph-rsid="0005149c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Kraków, 1.02.2019 r.</text:p>
      <text:p text:style-name="P3"/>
      <text:p text:style-name="P4">OŚWIADCZENIE</text:p>
      <text:p text:style-name="P1"/>
      <text:p text:style-name="P2"><text:tab/><text:span text:style-name="T1">Oświadczam, że zgubiłem legitymację studencką o numerze 2030267543. W sytuacji odnalezienia zobowiązuję się do jej natychmiastowego dostarczenia w celu jej archiwizacji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50:45.313163373</meta:creation-date>
    <dc:date>2019-02-01T11:54:31.574217530</dc:date>
    <meta:editing-duration>PT3M5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5" meta:character-count="202" meta:non-whitespace-character-count="179"/>
  </office:meta>
</office:document-meta>
</file>